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25951" officeooo:paragraph-rsid="000259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115_192915454"/>import pandas as pd </text:p>
      <text:p text:style-name="P1">import numpy as np </text:p>
      <text:p text:style-name="P1">import matplotlib.pyplot as plt </text:p>
      <text:p text:style-name="P1">import matplotlib.dates as mdates </text:p>
      <text:p text:style-name="P1">import locale </text:p>
      <text:p text:style-name="P1">import glob <text:s/># Utilisé pour lister les fichiers dans le répertoire </text:p>
      <text:p text:style-name="P1"/>
      <text:p text:style-name="P1"># Définir la langue locale en français </text:p>
      <text:p text:style-name="P1">locale.setlocale(locale.LC_TIME, 'fr_FR.UTF-8') </text:p>
      <text:p text:style-name="P1"/>
      <text:p text:style-name="P1"># Lister tous les fichiers CSV dans le répertoire courant (ajustez le chemin si nécessaire) </text:p>
      <text:p text:style-name="P1">csv_files = glob.glob('./*.csv') </text:p>
      <text:p text:style-name="P1"/>
      <text:p text:style-name="P1"># Liste pour stocker les DataFrames traités </text:p>
      <text:p text:style-name="P1">all_dataframes = [] </text:p>
      <text:p text:style-name="P1"/>
      <text:p text:style-name="P1"># Boucle sur chaque fichier CSV </text:p>
      <text:p text:style-name="P1">for file in csv_files: </text:p>
      <text:p text:style-name="P1"><text:s text:c="4"/># Lire le fichier CSV </text:p>
      <text:p text:style-name="P1"><text:s text:c="4"/>df = pd.read_csv(file) </text:p>
      <text:p text:style-name="P1"><text:s text:c="5"/></text:p>
      <text:p text:style-name="P1"><text:s text:c="4"/># Calculer la colonne CA </text:p>
      <text:p text:style-name="P1"><text:s text:c="4"/>df["CA"] = df["Quantity"] * df["Product Price"] </text:p>
      <text:p text:style-name="P1"><text:s text:c="5"/></text:p>
      <text:p text:style-name="P1"><text:s text:c="4"/># Convertir 'Order Date' en datetime </text:p>
      <text:p text:style-name="P1"><text:s text:c="4"/>df['Order Date'] = pd.to_datetime(df['Order Date']) </text:p>
      <text:p text:style-name="P1"><text:s text:c="5"/></text:p>
      <text:p text:style-name="P1"><text:s text:c="4"/># Extraire la date arrondie à l'heure </text:p>
      <text:p text:style-name="P1"><text:s text:c="4"/>df['Date'] = df['Order Date'].dt.strftime('%Y-%m-%d %H:00') </text:p>
      <text:p text:style-name="P1"><text:s text:c="4"/>df['date_floor'] = df['Order Date'].dt.floor('h') </text:p>
      <text:p text:style-name="P1"><text:s text:c="4"/>df['jour_commande'] = df['Order Date'].dt.day </text:p>
      <text:p text:style-name="P1"><text:s text:c="4"/>df['heure_commande'] = df['Order Date'].dt.hour </text:p>
      <text:p text:style-name="P1"><text:s text:c="4"/>df['mois_commande'] = df['Order Date'].dt.month </text:p>
      <text:p text:style-name="P1"><text:s text:c="4"/>df['année_commande'] = df['Order Date'].dt.year </text:p>
      <text:p text:style-name="P1"><text:s text:c="4"/>df['jour_semaine_commande'] = df['Order Date'].dt.strftime('%A') </text:p>
      <text:p text:style-name="P1"><text:s text:c="5"/></text:p>
      <text:p text:style-name="P1"><text:s text:c="4"/># Grouper les données par 'Date' et calculer la somme de 'CA' </text:p>
      <text:p text:style-name="P1"><text:s text:c="4"/>df_grouped = df.groupby("Date").sum("CA").reset_index() </text:p>
      <text:p text:style-name="P1"><text:s text:c="5"/></text:p>
      <text:p text:style-name="P1"><text:s text:c="4"/># Ajouter le DataFrame traité à la liste </text:p>
      <text:p text:style-name="P1"><text:s text:c="4"/>all_dataframes.append(df_grouped) </text:p>
      <text:p text:style-name="P1"/>
      <text:p text:style-name="P1"># Concaténer tous les DataFrames traités </text:p>
      <text:p text:style-name="P1">final_dataframe = pd.concat(all_dataframes, ignore_index=True) </text:p>
      <text:p text:style-name="P1"/>
      <text:p text:style-name="P1"># Afficher les premières lignes du DataFrame final pour vérifier </text:p>
      <text:p text:style-name="P1">print(final_dataframe.head()) </text:p>
      <text:p text:style-name="P1"><text:soft-page-break/><text:s/></text:p>
      <text:p text:style-name="P1"># Plot des données concaténées </text:p>
      <text:p text:style-name="P1">fig, ax = plt.subplots() </text:p>
      <text:p text:style-name="P1">ax.plot_date(final_dataframe["Date"], final_dataframe["CA"], linestyle="solid") </text:p>
      <text:p text:style-name="P1">plt.xticks(rotation=45) <text:s/># Rotation des dates pour une meilleure lisibilité </text:p>
      <text:p text:style-name="P1">plt.xlabel('Date') </text:p>
      <text:p text:style-name="P1">plt.ylabel('CA') </text:p>
      <text:p text:style-name="P1">plt.title('Chiffre d\'affaires par date') </text:p>
      <text:p text:style-name="P1">plt.grid(True) </text:p>
      <text:p text:style-name="P1">plt.show() <text:bookmark-end text:name="__DdeLink__115_19291545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30T14:41:03.079238302</meta:creation-date>
    <meta:generator>Collabora_Office/23.05.10.1$Linux_X86_64 LibreOffice_project/c8fa7c01aa8a3e263c07b5cf4f72ace70f1d9308</meta:generator>
    <meta:editing-duration>PT19M15S</meta:editing-duration>
    <meta:editing-cycles>4</meta:editing-cycles>
    <dc:date>2024-09-03T16:15:36.265951112</dc:date>
    <meta:document-statistic meta:table-count="0" meta:image-count="0" meta:object-count="0" meta:page-count="2" meta:paragraph-count="51" meta:word-count="216" meta:character-count="1933" meta:non-whitespace-character-count="1617"/>
  </office:meta>
</office:document-meta>
</file>